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9.7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2.458cm" fo:min-width="2.508cm"/>
    </style:style>
    <style:style style:name="gr3" style:family="graphic" style:parent-style-name="standard">
      <style:graphic-properties draw:textarea-horizontal-align="justify" draw:textarea-vertical-align="middle" draw:auto-grow-height="false" fo:min-height="2.458cm" fo:min-width="2.708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7.75cm" fo:min-width="18.5cm"/>
    </style:style>
    <style:style style:name="gr5" style:family="graphic" style:parent-style-name="standard">
      <style:graphic-properties draw:textarea-horizontal-align="justify" draw:textarea-vertical-align="middle" draw:auto-grow-height="false" fo:min-height="8.55cm" fo:min-width="18.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4" style:family="paragraph">
      <loext:graphic-properties draw:fill-color="#808080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0cm" svg:x="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3cm" svg:x="2.7cm" svg:y="3.2cm">
          <text:p text:style-name="P2">Personal<text:tab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3cm" svg:x="8cm" svg:y="3.2cm">
          <text:p text:style-name="P2">Edu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cm" svg:height="3cm" svg:x="13.1cm" svg:y="3.2cm">
          <text:p text:style-name="P3"><text:span text:style-name="T1">Cer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3cm" svg:x="13.4cm" svg:y="7.3cm">
          <text:p text:style-name="P2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3cm" svg:x="8cm" svg:y="7.2cm">
          <text:p text:style-name="P2">Internshi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5cm" svg:height="3cm" svg:x="2.6cm" svg:y="7.3cm">
          <text:p text:style-name="P2">Pro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9cm" svg:height="8cm" svg:x="1cm" svg:y="11.8cm">
          <text:p text:style-name="P2">Persona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cm" svg:height="8.8cm" svg:x="1cm" svg:y="19.9cm">
          <text:p text:style-name="P2">Edu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1T13:11:05.749732588</meta:creation-date>
    <dc:date>2020-12-01T14:19:05.178859262</dc:date>
    <meta:editing-duration>PT57M49S</meta:editing-duration>
    <meta:editing-cycles>1</meta:editing-cycles>
    <meta:document-statistic meta:object-count="9"/>
    <meta:generator>LibreOffice/6.0.7.3$Linux_X86_64 LibreOffice_project/00m0$Build-3</meta:generator>
  </office:meta>
</office:document-meta>
</file>